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1.242cm"/>
    </style:style>
    <style:style style:name="Таблица2.B" style:family="table-column">
      <style:table-column-properties style:column-width="7.267cm"/>
    </style:style>
    <style:style style:name="Таблица2.C" style:family="table-column">
      <style:table-column-properties style:column-width="8.474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center" style:justify-single-word="false"/>
      <style:text-properties officeooo:paragraph-rsid="0009ed2c"/>
    </style:style>
    <style:style style:name="P6" style:family="paragraph" style:parent-style-name="Обычный">
      <style:paragraph-properties fo:line-height="150%" fo:text-align="justify" style:justify-single-word="false"/>
    </style:style>
    <style:style style:name="P7" style:family="paragraph" style:parent-style-name="Обычный">
      <style:paragraph-properties fo:line-height="150%" fo:text-align="justify" style:justify-single-word="false"/>
      <style:text-properties officeooo:paragraph-rsid="0010cafa"/>
    </style:style>
    <style:style style:name="P8" style:family="paragraph" style:parent-style-name="Обычный"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Обычный">
      <style:paragraph-properties fo:line-height="150%"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fo:language="en" fo:country="US" fo:font-weight="normal" officeooo:rsid="000d7cc8" officeooo:paragraph-rsid="000d7cc8" style:font-size-asian="14pt" style:font-weight-asian="normal" style:font-size-complex="14pt" style:font-weight-complex="normal"/>
    </style:style>
    <style:style style:name="P13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">
      <style:paragraph-properties fo:line-height="150%" fo:text-align="center" style:justify-single-word="false"/>
      <style:text-properties fo:font-size="14pt" fo:language="ru" fo:country="RU" fo:font-weight="normal" officeooo:rsid="000661a3" style:font-size-asian="14pt" style:font-weight-asian="normal" style:font-size-complex="14pt" style:font-weight-complex="normal"/>
    </style:style>
    <style:style style:name="P16" style:family="paragraph" style:parent-style-name="Обычный">
      <style:paragraph-properties fo:line-height="150%" fo:text-align="center" style:justify-single-word="false"/>
      <style:text-properties fo:font-size="14pt" fo:language="ru" fo:country="RU" fo:font-weight="normal" officeooo:rsid="00084af2" style:font-size-asian="14pt" style:font-weight-asian="normal" style:font-size-complex="14pt" style:font-weight-complex="normal"/>
    </style:style>
    <style:style style:name="P17" style:family="paragraph" style:parent-style-name="Обычный">
      <style:paragraph-properties fo:line-height="150%" fo:text-align="center" style:justify-single-word="false"/>
      <style:text-properties fo:font-size="14pt" fo:language="ru" fo:country="RU" fo:font-weight="normal" officeooo:rsid="00084af2" officeooo:paragraph-rsid="000267c5" style:font-size-asian="14pt" style:font-weight-asian="normal" style:font-size-complex="14pt" style:font-weight-complex="normal"/>
    </style:style>
    <style:style style:name="P18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9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20" style:family="paragraph" style:parent-style-name="Обычный">
      <style:paragraph-properties fo:line-height="150%" fo:text-align="center" style:justify-single-word="false"/>
      <style:text-properties fo:color="#000000" style:font-name="Courier New" fo:font-size="12pt" fo:font-weight="normal" officeooo:paragraph-rsid="0009ed2c" style:font-name-asian="Times New Roman" style:font-size-asian="12pt" style:font-weight-asian="normal" style:font-size-complex="12pt" style:font-weight-complex="normal"/>
    </style:style>
    <style:style style:name="P21" style:family="paragraph" style:parent-style-name="Обычный">
      <style:paragraph-properties fo:text-align="center" style:justify-single-word="false"/>
      <style:text-properties officeooo:paragraph-rsid="0005a4fd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d3095" officeooo:paragraph-rsid="000d3095" style:font-size-asian="12.25pt" style:font-size-complex="14pt" style:font-weight-complex="bold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d3095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fo:font-weight="bold" style:font-weight-asian="bold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00d3095" officeooo:paragraph-rsid="000d3095" style:font-weight-complex="bold"/>
    </style:style>
    <style:style style:name="P29" style:family="paragraph" style:parent-style-name="Обычный">
      <loext:graphic-properties draw:fill="solid" draw:fill-color="#ffffff" draw:opacity="100%"/>
      <style:paragraph-properties fo:margin-top="0.176cm" fo:margin-bottom="0.176cm" loext:contextual-spacing="false" fo:hyphenation-ladder-count="no-limit" fo:background-color="#ffffff" style:vertical-align="auto"/>
      <style:text-properties fo:hyphenate="true"/>
    </style:style>
    <style:style style:name="P30" style:family="paragraph" style:parent-style-name="Обычный">
      <style:paragraph-properties fo:line-height="150%" fo:text-align="center" style:justify-single-word="false" fo:break-before="page"/>
      <style:text-properties officeooo:paragraph-rsid="0009ed2c"/>
    </style:style>
    <style:style style:name="P31" style:family="paragraph" style:parent-style-name="Standard">
      <style:text-properties fo:color="#000000" style:font-name="Courier New" fo:font-size="12pt" fo:font-weight="normal" style:font-name-asian="Times New Roman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weight="normal" officeooo:paragraph-rsid="0009ed2c" style:font-name-asian="Times New Roman" style:font-size-asian="12pt" style:font-weight-asian="normal" style:font-size-complex="12pt" style:font-weight-complex="normal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44e68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weight="normal" officeooo:paragraph-rsid="0009ed2c" style:font-name-asian="Times New Roman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ourier New" officeooo:paragraph-rsid="0009ed2c"/>
    </style:style>
    <style:style style:name="P36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44e68" officeooo:paragraph-rsid="00144e68" style:font-size-asian="14pt" style:font-size-complex="14pt"/>
    </style:style>
    <style:style style:name="P3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44e68" officeooo:paragraph-rsid="00144e68" style:font-size-asian="14pt" style:font-weight-asian="bold" style:font-size-complex="14pt"/>
    </style:style>
    <style:style style:name="P3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40" style:family="paragraph" style:parent-style-name="Обычный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paragraph-rsid="001460e4" style:font-size-asian="14pt" style:font-weight-asian="normal" style:font-size-complex="14pt" style:font-weight-complex="normal"/>
    </style:style>
    <style:style style:name="P4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4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00d3095" officeooo:paragraph-rsid="000d3095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font-size="14pt" fo:language="en" fo:country="US" officeooo:rsid="000d3095" style:font-size-asian="14pt" style:font-size-complex="14pt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ru" fo:country="RU" officeooo:rsid="000d3095" style:font-size-asian="14pt" style:font-size-complex="14pt" style:font-weight-complex="bold"/>
    </style:style>
    <style:style style:name="T7" style:family="text">
      <style:text-properties fo:font-size="14pt" fo:language="ru" fo:country="RU" officeooo:rsid="0013185a" style:font-size-asian="14pt" style:font-size-complex="14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13185a" style:font-size-asian="14pt" style:font-weight-asian="bold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fo:language="en" fo:country="US" officeooo:rsid="0009ed2c" style:font-size-asian="14pt" style:font-size-complex="14pt" style:font-weight-complex="bold"/>
    </style:style>
    <style:style style:name="T12" style:family="text">
      <style:text-properties fo:color="#000000" fo:font-size="14pt" fo:language="en" fo:country="US" officeooo:rsid="0010cafa" style:font-size-asian="14pt" style:font-size-complex="14pt" style:font-weight-complex="bold"/>
    </style:style>
    <style:style style:name="T13" style:family="text">
      <style:text-properties fo:color="#000000" fo:font-size="14pt" fo:language="en" fo:country="US" officeooo:rsid="001595ef" style:font-size-asian="14pt" style:font-size-complex="14pt" style:font-weight-complex="bold"/>
    </style:style>
    <style:style style:name="T14" style:family="text">
      <style:text-properties fo:color="#000000" fo:font-size="14pt" fo:language="ru" fo:country="RU" officeooo:rsid="0005a4fd" style:font-size-asian="14pt" style:font-size-complex="14pt"/>
    </style:style>
    <style:style style:name="T15" style:family="text">
      <style:text-properties fo:color="#000000" fo:font-size="14pt" fo:language="ru" fo:country="RU" officeooo:rsid="0009ed2c" style:font-size-asian="14pt" style:font-size-complex="14pt" style:font-weight-complex="bold"/>
    </style:style>
    <style:style style:name="T16" style:family="text">
      <style:text-properties fo:color="#000000" fo:font-size="14pt" fo:language="ru" fo:country="RU" officeooo:rsid="0010cafa" style:font-size-asian="14pt" style:font-size-complex="14pt" style:font-weight-complex="bold"/>
    </style:style>
    <style:style style:name="T17" style:family="text">
      <style:text-properties fo:color="#000000" fo:font-size="14pt" fo:language="ru" fo:country="RU" officeooo:rsid="000b5a94" style:font-size-asian="14pt" style:font-size-complex="14pt" style:font-weight-complex="bold"/>
    </style:style>
    <style:style style:name="T18" style:family="text">
      <style:text-properties fo:color="#000000" fo:font-size="14pt" fo:language="ru" fo:country="RU" officeooo:rsid="001595ef" style:font-size-asian="14pt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009ed2c" style:font-size-asian="14pt" style:font-weight-asian="bold" style:font-size-complex="14pt" style:font-weight-complex="bold"/>
    </style:style>
    <style:style style:name="T20" style:family="text">
      <style:text-properties fo:color="#000000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officeooo:rsid="00144e68" style:font-size-complex="14pt"/>
    </style:style>
    <style:style style:name="T22" style:family="text">
      <style:text-properties fo:font-variant="normal" fo:text-transform="none" fo:font-size="14pt" style:font-size-asian="14pt" style:font-size-complex="14pt"/>
    </style:style>
    <style:style style:name="T23" style:family="text">
      <style:text-properties fo:font-variant="normal" fo:text-transform="none" fo:color="#000000" fo:font-size="14pt" officeooo:rsid="0013185a" style:font-size-asian="14pt" style:font-size-complex="14pt"/>
    </style:style>
    <style:style style:name="T24" style:family="text">
      <style:text-properties fo:color="#ff0000" fo:font-size="14pt" fo:font-weight="bold" style:font-size-asian="14pt" style:font-weight-asian="bold" style:font-size-complex="14pt"/>
    </style:style>
    <style:style style:name="T25" style:family="text">
      <style:text-properties style:font-name="TimesNewRomanPSMT" fo:language="en" fo:country="US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460e4"/>
    </style:style>
    <style:style style:name="T28" style:family="text">
      <style:text-properties fo:language="en" fo:country="US" fo:font-weight="bold" officeooo:rsid="001460e4" style:font-weight-asian="bold" style:font-weight-complex="bold"/>
    </style:style>
    <style:style style:name="T29" style:family="text">
      <style:text-properties fo:language="en" fo:country="US" officeooo:rsid="001595ef"/>
    </style:style>
    <style:style style:name="T30" style:family="text">
      <style:text-properties officeooo:rsid="00031aa9"/>
    </style:style>
    <style:style style:name="T31" style:family="text">
      <style:text-properties officeooo:rsid="0005a4fd"/>
    </style:style>
    <style:style style:name="T32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33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34" style:family="text">
      <style:text-properties style:font-name="Times New Roman" fo:language="ru" fo:country="RU" officeooo:rsid="000d3095" style:font-name-asian="Times New Roman" style:font-weight-complex="bold"/>
    </style:style>
    <style:style style:name="T35" style:family="text">
      <style:text-properties style:font-name="Times New Roman" fo:language="ru" fo:country="RU" officeooo:rsid="001460e4" style:font-name-asian="Times New Roman" style:font-weight-complex="bold"/>
    </style:style>
    <style:style style:name="T36" style:family="text">
      <style:text-properties officeooo:rsid="00112bdc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1460e4"/>
    </style:style>
    <style:style style:name="T39" style:family="text">
      <style:text-properties fo:language="ru" fo:country="RU" officeooo:rsid="001595ef"/>
    </style:style>
    <style:style style:name="T40" style:family="text">
      <style:text-properties fo:language="ru" fo:country="RU" officeooo:rsid="00177e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8">МОЭВМ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33"><text:span text:style-name="Название_20_книги"><text:span text:style-name="T21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4"> </text:span></text:span><text:span text:style-name="Основной_20_шрифт_20_абзаца"><text:span text:style-name="T8">№</text:span></text:span><text:span text:style-name="Основной_20_шрифт_20_абзаца"><text:span text:style-name="T9">5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8">«Организация ЭВМ и систем»</text:span></text:span></text:p>
      <text:p text:style-name="P4"><text:span text:style-name="Название_20_книги"><text:span text:style-name="T22">Тема: </text:span></text:span><text:span text:style-name="Название_20_книги"><text:span text:style-name="T23">Написание собственного прерывания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<text:span text:style-name="T30">ка</text:span> гр. 938<text:span text:style-name="T31">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1"><text:span text:style-name="Основной_20_шрифт_20_абзаца"><text:span text:style-name="T14">Лихашва А.Д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8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4"><text:span text:style-name="Основной_20_шрифт_20_абзаца"><text:span text:style-name="T10">2020</text:span></text:span></text:p>
      <text:p text:style-name="P22">Цель работы.</text:p>
      <text:p text:style-name="P37">Изучить прерывания на языке ассемблере, а так же<text:span text:style-name="T37"> </text:span><text:span text:style-name="T40">написать собственное прерывание</text:span>.</text:p>
      <text:p text:style-name="P23"/>
      <text:p text:style-name="P38">Задание.</text:p>
      <text:p text:style-name="P25"><text:span text:style-name="Основной_20_шрифт_20_абзаца"><text:span text:style-name="T2">Задание </text:span></text:span><text:span text:style-name="Основной_20_шрифт_20_абзаца"><text:span text:style-name="T7">2А</text:span></text:span><text:span text:style-name="Основной_20_шрифт_20_абзаца"><text:span text:style-name="T3">:</text:span></text:span></text:p>
      <text:p text:style-name="P40"><text:span text:style-name="Основной_20_шрифт_20_абзаца"><text:span text:style-name="T34">Цифра в шифре задает номер и назначение заменяемого вектора прерывания:</text:span></text:span></text:p>
      <text:p text:style-name="P40"><text:span text:style-name="Основной_20_шрифт_20_абзаца"><text:span text:style-name="T34"><text:s/>1 - 1Ch - прерывание от часов - генерируется автоматически операционной системой</text:span></text:span></text:p>
      <text:p text:style-name="P40"><text:span text:style-name="Основной_20_шрифт_20_абзаца"><text:span text:style-name="T34">18 раз в сек;</text:span></text:span></text:p>
      <text:p text:style-name="P40"><text:span text:style-name="Основной_20_шрифт_20_абзаца"><text:span text:style-name="T34"><text:s/>2 - 60h - прерывание пользователя - должно генерироваться в программе;</text:span></text:span></text:p>
      <text:p text:style-name="P40"><text:span text:style-name="Основной_20_шрифт_20_абзаца"><text:span text:style-name="T34"><text:s/>3 - 23h - прерывание, генерируемое при нажатии клавиш Control+C ;</text:span></text:span></text:p>
      <text:p text:style-name="P40"><text:span text:style-name="Основной_20_шрифт_20_абзаца"><text:span text:style-name="T34"><text:s/>4 - 08h - прерывание от системного таймера - генерируется автоматически</text:span></text:span></text:p>
      <text:p text:style-name="P40"><text:span text:style-name="Основной_20_шрифт_20_абзаца"><text:span text:style-name="T34">операционной системой 18 раз в сек.</text:span></text:span></text:p>
      <text:p text:style-name="P40"><text:span text:style-name="Основной_20_шрифт_20_абзаца"><text:span text:style-name="T34"><text:s/>Буква определяет действия, реализуемые программой обработки прерываний:</text:span></text:span></text:p>
      <text:p text:style-name="P40"><text:span text:style-name="Основной_20_шрифт_20_абзаца"><text:span text:style-name="T34"><text:s/>А - Печать сообщения на экране;</text:span></text:span></text:p>
      <text:p text:style-name="P40"><text:span text:style-name="Основной_20_шрифт_20_абзаца"><text:span text:style-name="T34"><text:s/>В - Выдача звукового сигнала;</text:span></text:span></text:p>
      <text:p text:style-name="P40"><text:span text:style-name="Основной_20_шрифт_20_абзаца"><text:span text:style-name="T34"><text:s/>С - Приостановить вывод на экран (вставить цикл задержки).</text:span></text:span></text:p>
      <text:p text:style-name="P40"><text:span text:style-name="Основной_20_шрифт_20_абзаца"><text:span text:style-name="T34">Замечание: для исключения возможного взаимного влияния системных и пользовательских</text:span></text:span></text:p>
      <text:p text:style-name="P40"><text:span text:style-name="Основной_20_шрифт_20_абзаца"><text:span text:style-name="T34">прерываний рекомендуется отвести в программе под стек не менее 1К байт.</text:span></text:span></text:p>
      <text:p text:style-name="P29"><text:span text:style-name="Основной_20_шрифт_20_абзаца"><text:span text:style-name="T25"/></text:span></text:p>
      <text:p text:style-name="P39">Ход работы:</text:p>
      <text:p text:style-name="P41">Программа обработки прерывания - это отдельная процедура <text:span text:style-name="T28">interrupt</text:span><text:span text:style-name="T27">, </text:span><text:span text:style-name="T38">которая выводит сообщение «This is user interruption» на экран. </text:span></text:p>
      <text:p text:style-name="P41"><text:span text:style-name="T38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</text:span></text:p>
      <text:p text:style-name="P41"><text:soft-page-break/><text:span text:style-name="T38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, то есть </text:span><text:span text:style-name="T27">60h </text:span><text:span text:style-name="T38">(</text:span><text:span text:style-name="Основной_20_шрифт_20_абзаца"><text:span text:style-name="T34">прерывание пользователя</text:span></text:span><text:span text:style-name="Основной_20_шрифт_20_абзаца"><text:span text:style-name="T35">).</text:span></text:span></text:p>
      <text:p text:style-name="P41"><text:span text:style-name="Основной_20_шрифт_20_абзаца"><text:span text:style-name="T35">Далее может выполняться вызов нового обработчика прерывания. В конце программы восстанавливается старый вектор прерывания.</text:span></text:span></text:p>
      <text:p text:style-name="P28"><text:span text:style-name="Основной_20_шрифт_20_абзаца"><text:span text:style-name="T4"/></text:span></text:p>
      <text:p text:style-name="P28"/>
      <text:p text:style-name="P25"><text:span text:style-name="Основной_20_шрифт_20_абзаца"><text:span text:style-name="T33"><text:s/></text:span></text:span><text:span text:style-name="Основной_20_шрифт_20_абзаца"><text:span text:style-name="T32">Тестирование</text:span></text:span><text:span text:style-name="Основной_20_шрифт_20_абзаца"><text:span text:style-name="T33">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3">Входные данные</text:p>
          </table:table-cell>
          <table:table-cell table:style-name="Таблица2.A1" office:value-type="string">
            <text:p text:style-name="P13">Выходные данные</text:p>
          </table:table-cell>
        </table:table-row>
        <table:table-row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6">This is user interruption</text:p>
          </table:table-cell>
        </table:table-row>
      </table:table>
      <text:p text:style-name="P27"/>
      <text:p text:style-name="P19"><text:s/></text:p>
      <text:p text:style-name="P6"><text:span text:style-name="Основной_20_шрифт_20_абзаца"><text:span text:style-name="T1"><text:tab/>Выводы</text:span></text:span><text:span text:style-name="Основной_20_шрифт_20_абзаца"><text:span text:style-name="T5">.</text:span></text:span></text:p>
      <text:p text:style-name="P7"><text:span text:style-name="Основной_20_шрифт_20_абзаца"><text:span text:style-name="T10"><text:tab/></text:span></text:span><text:span text:style-name="Основной_20_шрифт_20_абзаца"><text:span text:style-name="T16">В результате выполнения лабораторной работы был</text:span></text:span><text:span text:style-name="Основной_20_шрифт_20_абзаца"><text:span text:style-name="T18">и изучены прерывания.</text:span></text:span></text:p>
      <text:p text:style-name="P7"><text:span text:style-name="Основной_20_шрифт_20_абзаца"><text:span text:style-name="T17"/></text:span></text:p>
      <text:p text:style-name="P7"><text:span text:style-name="Основной_20_шрифт_20_абзаца"><text:span text:style-name="T17"/></text:span></text:p>
      <text:p text:style-name="P6"><text:span text:style-name="Основной_20_шрифт_20_абзаца"><text:span text:style-name="T17"/></text:span></text:p>
      <text:p text:style-name="P6"><text:span text:style-name="Основной_20_шрифт_20_абзаца"><text:span text:style-name="T17"><text:tab/></text:span></text:span><text:span text:style-name="Основной_20_шрифт_20_абзаца"><text:span text:style-name="T15">Файл </text:span></text:span><text:span text:style-name="Основной_20_шрифт_20_абзаца"><text:span text:style-name="T11">lab</text:span></text:span><text:span text:style-name="Основной_20_шрифт_20_абзаца"><text:span text:style-name="T18">5.</text:span></text:span><text:span text:style-name="Основной_20_шрифт_20_абзаца"><text:span text:style-name="T13">asm</text:span></text:span><text:span text:style-name="Основной_20_шрифт_20_абзаца"><text:span text:style-name="T11"> </text:span></text:span><text:span text:style-name="Основной_20_шрифт_20_абзаца"><text:span text:style-name="T15">находится в приложении А.</text:span></text:span></text:p>
      <text:p text:style-name="P6"><text:span text:style-name="Основной_20_шрифт_20_абзаца"><text:span text:style-name="T15"/></text:span></text:p>
      <text:p text:style-name="P30"><text:span text:style-name="Основной_20_шрифт_20_абзаца"><text:span text:style-name="T19">ПРИЛОЖЕНИЕ А</text:span></text:span></text:p>
      <text:p text:style-name="P5"><text:span text:style-name="Основной_20_шрифт_20_абзаца"><text:span text:style-name="T19">ИСХОДНЫЙ КОД ПРОГРАММЫ</text:span></text:span></text:p>
      <text:p text:style-name="P5"/>
      <text:p text:style-name="P20"/>
      <text:p text:style-name="P32">AStack SEGMENT STACK</text:p>
      <text:p text:style-name="P32"><text:tab/>DB 256 DUP(?)</text:p>
      <text:p text:style-name="P32">AStack ENDS </text:p>
      <text:p text:style-name="P32"/>
      <text:p text:style-name="P32"/>
      <text:p text:style-name="P32">DATA SEGMENT</text:p>
      <text:p text:style-name="P32"><text:tab/>KEEP_CS DW 0 ; для хранения сегмента</text:p>
      <text:p text:style-name="P32"><text:tab/>KEEP_IP DW 0 ; и смещения вектора прерывания</text:p>
      <text:p text:style-name="P32"><text:tab/>message DB 'This is user interruption$' ;строка для сообщения</text:p>
      <text:p text:style-name="P32">DATA ENDS</text:p>
      <text:p text:style-name="P32"/>
      <text:p text:style-name="P32"/>
      <text:p text:style-name="P32">CODE SEGMENT</text:p>
      <text:p text:style-name="P32"><text:tab/>ASSUME CS:CODE, DS:DATA, SS:AStack</text:p>
      <text:p text:style-name="P32"/>
      <text:p text:style-name="P32"/>
      <text:p text:style-name="P32"/>
      <text:p text:style-name="P32">interrupt proc far <text:s/>;начало процедуры</text:p>
      <text:p text:style-name="P32"><text:tab/>push ax <text:s/>;сохраняем изменяемые регистры</text:p>
      <text:p text:style-name="P32"><text:tab/>push dx <text:s/>;сохраняем изменяемые регистры</text:p>
      <text:p text:style-name="P32"/>
      <text:p text:style-name="P32"><text:tab/>mov dx, offset message <text:s/>;в dx помещаем адрес message</text:p>
      <text:p text:style-name="P32"><text:tab/>mov ah, 9h <text:s/>;функция установки вектора</text:p>
      <text:p text:style-name="P32"><text:tab/>int 21h <text:s/>;вывод message</text:p>
      <text:p text:style-name="P32"/>
      <text:p text:style-name="P32"><text:tab/>pop dx ;восстанавливаем регистры</text:p>
      <text:p text:style-name="P32"><text:tab/>pop ax ;восстанавливаем регистры</text:p>
      <text:p text:style-name="P32"><text:tab/>mov al, 20h</text:p>
      <text:p text:style-name="P32"><text:tab/>out 20h, al</text:p>
      <text:p text:style-name="P32"/>
      <text:p text:style-name="P32"><text:tab/>iret <text:s/>;конец прерывания</text:p>
      <text:p text:style-name="P32"><text:soft-page-break/>interrupt endp <text:s/>;конец процедуры</text:p>
      <text:p text:style-name="P32"/>
      <text:p text:style-name="P32"/>
      <text:p text:style-name="P32">main proc far</text:p>
      <text:p text:style-name="P32"><text:tab/>push ds <text:s/>; сохранение адреса начала PSP в стеке для последующего восстановления по команде ret</text:p>
      <text:p text:style-name="P32"><text:tab/>sub ax,ax ;</text:p>
      <text:p text:style-name="P32"><text:tab/>push ax ;</text:p>
      <text:p text:style-name="P32"><text:tab/>mov ax,data ; загрузка сегментного регистра данных</text:p>
      <text:p text:style-name="P32"><text:tab/>mov ds,ax</text:p>
      <text:p text:style-name="P32"/>
      <text:p text:style-name="P32"><text:tab/>mov <text:s/>ah, 35h <text:s text:c="2"/>;функция получения вектора</text:p>
      <text:p text:style-name="P32"><text:tab/>mov <text:s/>al, 60h <text:s text:c="2"/>;номер вектора</text:p>
      <text:p text:style-name="P32"><text:tab/>int <text:s/>21h <text:s text:c="2"/>; возвращение текущего значения вектора прерывания</text:p>
      <text:p text:style-name="P32"><text:tab/>mov <text:s/>KEEP_IP, bx <text:s/>;запоминание смещения</text:p>
      <text:p text:style-name="P32"><text:tab/>mov <text:s/>KEEP_CS, es <text:s/>;и сегмента вектора прерывания</text:p>
      <text:p text:style-name="P32"/>
      <text:p text:style-name="P32"><text:tab/>push ds</text:p>
      <text:p text:style-name="P32"><text:tab/>mov dx, offset interrupt <text:s/>;смещение для процедуры в DX</text:p>
      <text:p text:style-name="P32"><text:tab/>mov ax, seg interrupt ;сегмент процедуры</text:p>
      <text:p text:style-name="P32"><text:tab/>mov ds, ax ;помещаем в ds</text:p>
      <text:p text:style-name="P32"><text:tab/>mov ah, 25h ;функция установки вектора</text:p>
      <text:p text:style-name="P32"><text:tab/>mov al, 60h ;номер вектора</text:p>
      <text:p text:style-name="P32"><text:tab/>int 21h ;меняем прерывание</text:p>
      <text:p text:style-name="P32"/>
      <text:p text:style-name="P32"><text:tab/>pop ds ;восстанавливаем ds </text:p>
      <text:p text:style-name="P32"/>
      <text:p text:style-name="P32"><text:tab/>int 60h ; вызов нового прерывание</text:p>
      <text:p text:style-name="P32"/>
      <text:p text:style-name="P32"><text:tab/>cli</text:p>
      <text:p text:style-name="P32"><text:tab/>push ds</text:p>
      <text:p text:style-name="P32"><text:tab/>mov dx, KEEP_IP</text:p>
      <text:p text:style-name="P32"><text:tab/>mov ax, KEEP_CS</text:p>
      <text:p text:style-name="P32"><text:tab/>mov ds, ax</text:p>
      <text:p text:style-name="P32"><text:tab/>mov ah, 25h</text:p>
      <text:p text:style-name="P32"><text:soft-page-break/><text:tab/>mov al, 60h</text:p>
      <text:p text:style-name="P32"><text:tab/>int 21h <text:s text:c="2"/>;восстанавливаем старый вектор прерывания</text:p>
      <text:p text:style-name="P32"><text:tab/>pop ds</text:p>
      <text:p text:style-name="P32"><text:tab/>sti</text:p>
      <text:p text:style-name="P32"/>
      <text:p text:style-name="P32"><text:tab/>ret</text:p>
      <text:p text:style-name="P32"/>
      <text:p text:style-name="P32"/>
      <text:p text:style-name="P32">MAIN ENDP</text:p>
      <text:p text:style-name="P32">CODE ENDS</text:p>
      <text:p text:style-name="P32"><text:tab/>END MAIN</text:p>
      <text:p text:style-name="P35"><text:span text:style-name="Основной_20_шрифт_20_абзаца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1.503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6.872cm"/>
          <style:tab-stop style:position="-1.621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13T01:04:00Z</meta:creation-date>
    <dc:date>2020-12-09T21:17:58.176000000</dc:date>
    <meta:print-date>2020-09-17T07:16:00Z</meta:print-date>
    <meta:editing-cycles>15</meta:editing-cycles>
    <meta:editing-duration>PT2H20M24S</meta:editing-duration>
    <meta:document-statistic meta:table-count="2" meta:image-count="0" meta:object-count="0" meta:page-count="6" meta:paragraph-count="107" meta:word-count="540" meta:character-count="3705" meta:non-whitespace-character-count="3177"/>
    <meta:template xlink:type="simple" xlink:actuate="onRequest" xlink:title="" xlink:href="../../../../Загрузки/Rusinov_OEVM3.odt/Normal.dotm"/>
  </office:meta>
</office:document-meta>
</file>